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803cm" fo:break-before="auto" style:use-optimal-row-height="true"/>
    </style:style>
    <style:style style:name="ro3" style:family="table-row">
      <style:table-row-properties style:row-height="1.182cm" fo:break-before="auto" style:use-optimal-row-height="true"/>
    </style:style>
    <style:style style:name="ro4" style:family="table-row">
      <style:table-row-properties style:row-height="1.563cm" fo:break-before="auto" style:use-optimal-row-height="true"/>
    </style:style>
    <style:style style:name="ro5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no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number-columns-repeated="4" table:default-cell-style-name="ce1"/>
        <table:table-row table:style-name="ro1">
          <table:table-cell office:value-type="string">
            <text:p>PP</text:p>
          </table:table-cell>
          <table:table-cell office:value-type="float" office:value="7236965">
            <text:p>7236965</text:p>
          </table:table-cell>
          <table:table-cell office:value-type="float" office:value="28.71">
            <text:p>28,71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PSOE</text:p>
          </table:table-cell>
          <table:table-cell office:value-type="float" office:value="5545315">
            <text:p>5545315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's</text:p>
          </table:table-cell>
          <table:table-cell office:value-type="float" office:value="3514528">
            <text:p>3514528</text:p>
          </table:table-cell>
          <table:table-cell office:value-type="float" office:value="13.94">
            <text:p>13,9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PODEMOS</text:p>
          </table:table-cell>
          <table:table-cell office:value-type="float" office:value="3198584">
            <text:p>3198584</text:p>
          </table:table-cell>
          <table:table-cell office:value-type="float" office:value="12.69">
            <text:p>12,6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EN COMU</text:p>
          </table:table-cell>
          <table:table-cell office:value-type="float" office:value="929880">
            <text:p>929880</text:p>
          </table:table-cell>
          <table:table-cell office:value-type="float" office:value="3.69">
            <text:p>3,6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UP-UPeC</text:p>
          </table:table-cell>
          <table:table-cell office:value-type="float" office:value="926783">
            <text:p>926783</text:p>
          </table:table-cell>
          <table:table-cell office:value-type="float" office:value="3.68">
            <text:p>3,6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ODEMOS-COMPROMIS</text:p>
          </table:table-cell>
          <table:table-cell office:value-type="float" office:value="673549">
            <text:p>673549</text:p>
          </table:table-cell>
          <table:table-cell office:value-type="float" office:value="2.67">
            <text:p>2,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ERC-CATSI</text:p>
          </table:table-cell>
          <table:table-cell office:value-type="float" office:value="601782">
            <text:p>601782</text:p>
          </table:table-cell>
          <table:table-cell office:value-type="float" office:value="2.39">
            <text:p>2,3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L</text:p>
          </table:table-cell>
          <table:table-cell office:value-type="float" office:value="567253">
            <text:p>567253</text:p>
          </table:table-cell>
          <table:table-cell office:value-type="float" office:value="2.25">
            <text:p>2,25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string">
            <text:p>PODEMOS-En Marea-ANOVA-EU</text:p>
          </table:table-cell>
          <table:table-cell office:value-type="float" office:value="410698">
            <text:p>410698</text:p>
          </table:table-cell>
          <table:table-cell office:value-type="float" office:value="1.63">
            <text:p>1,6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EAJ-PNV</text:p>
          </table:table-cell>
          <table:table-cell office:value-type="float" office:value="302316">
            <text:p>302316</text:p>
          </table:table-cell>
          <table:table-cell office:value-type="float" office:value="1.2">
            <text:p>1,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CMA</text:p>
          </table:table-cell>
          <table:table-cell office:value-type="float" office:value="220369">
            <text:p>220369</text:p>
          </table:table-cell>
          <table:table-cell office:value-type="float" office:value="0.87">
            <text:p>0,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H Bildu</text:p>
          </table:table-cell>
          <table:table-cell office:value-type="float" office:value="219125">
            <text:p>219125</text:p>
          </table:table-cell>
          <table:table-cell office:value-type="float" office:value="0.87">
            <text:p>0,8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UPYD</text:p>
          </table:table-cell>
          <table:table-cell office:value-type="float" office:value="155153">
            <text:p>155153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Ca-PNC</text:p>
          </table:table-cell>
          <table:table-cell office:value-type="float" office:value="81917">
            <text:p>81917</text:p>
          </table:table-cell>
          <table:table-cell office:value-type="float" office:value="0.32">
            <text:p>0,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OS</text:p>
          </table:table-cell>
          <table:table-cell office:value-type="float" office:value="70863">
            <text:p>70863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unio.cat</text:p>
          </table:table-cell>
          <table:table-cell office:value-type="float" office:value="65388">
            <text:p>65388</text:p>
          </table:table-cell>
          <table:table-cell office:value-type="float" office:value="0.26">
            <text:p>0,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OX</text:p>
          </table:table-cell>
          <table:table-cell office:value-type="float" office:value="58114">
            <text:p>58114</text:p>
          </table:table-cell>
          <table:table-cell office:value-type="float" office:value="0.23">
            <text:p>0,23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RECORTES CERO-GRUPO VERDE</text:p>
          </table:table-cell>
          <table:table-cell office:value-type="float" office:value="48675">
            <text:p>48675</text:p>
          </table:table-cell>
          <table:table-cell office:value-type="float" office:value="0.19">
            <text:p>0,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ES</text:p>
          </table:table-cell>
          <table:table-cell office:value-type="float" office:value="33877">
            <text:p>33877</text:p>
          </table:table-cell>
          <table:table-cell office:value-type="float" office:value="0.13">
            <text:p>0,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CPE</text:p>
          </table:table-cell>
          <table:table-cell office:value-type="float" office:value="31179">
            <text:p>31179</text:p>
          </table:table-cell>
          <table:table-cell office:value-type="float" office:value="0.12">
            <text:p>0,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BAI</text:p>
          </table:table-cell>
          <table:table-cell office:value-type="float" office:value="30642">
            <text:p>30642</text:p>
          </table:table-cell>
          <table:table-cell office:value-type="float" office:value="0.12">
            <text:p>0,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L PI</text:p>
          </table:table-cell>
          <table:table-cell office:value-type="float" office:value="12910">
            <text:p>12910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CD</text:p>
          </table:table-cell>
          <table:table-cell office:value-type="float" office:value="10827">
            <text:p>10827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B</text:p>
          </table:table-cell>
          <table:table-cell office:value-type="float" office:value="10084">
            <text:p>10084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E de las JONS</text:p>
          </table:table-cell>
          <table:table-cell office:value-type="float" office:value="7495">
            <text:p>7495</text:p>
          </table:table-cell>
          <table:table-cell office:value-type="float" office:value="0.03">
            <text:p>0,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OMVAL</text:p>
          </table:table-cell>
          <table:table-cell office:value-type="float" office:value="6103">
            <text:p>6103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X LA IZQUIERDA-LOS VERDES</text:p>
          </table:table-cell>
          <table:table-cell office:value-type="float" office:value="4994">
            <text:p>4994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UM+J</text:p>
          </table:table-cell>
          <table:table-cell office:value-type="float" office:value="4586">
            <text:p>4586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AIn</text:p>
          </table:table-cell>
          <table:table-cell office:value-type="float" office:value="4400">
            <text:p>4400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ENTRO MODERADO</text:p>
          </table:table-cell>
          <table:table-cell office:value-type="float" office:value="3278">
            <text:p>3278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T</text:p>
          </table:table-cell>
          <table:table-cell office:value-type="float" office:value="3026">
            <text:p>3026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ANARIAS DECIDE</text:p>
          </table:table-cell>
          <table:table-cell office:value-type="float" office:value="2883">
            <text:p>2883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-LIB</text:p>
          </table:table-cell>
          <table:table-cell office:value-type="float" office:value="2854">
            <text:p>2854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H</text:p>
          </table:table-cell>
          <table:table-cell office:value-type="float" office:value="2846">
            <text:p>2846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RA, PV</text:p>
          </table:table-cell>
          <table:table-cell office:value-type="float" office:value="2503">
            <text:p>2503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U-eX</text:p>
          </table:table-cell>
          <table:table-cell office:value-type="float" office:value="2021">
            <text:p>2021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COE</text:p>
          </table:table-cell>
          <table:table-cell office:value-type="float" office:value="1909">
            <text:p>1909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N</text:p>
          </table:table-cell>
          <table:table-cell office:value-type="float" office:value="1704">
            <text:p>1704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Fem</text:p>
          </table:table-cell>
          <table:table-cell office:value-type="float" office:value="1604">
            <text:p>1604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8/09/2016</text:date>, <text:time>21:44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Villarroel</meta:initial-creator>
    <meta:creation-date>2016-09-08T21:43:53</meta:creation-date>
    <dc:date>2016-09-08T21:44:13</dc:date>
    <dc:creator>Javier Villarroel</dc:creator>
    <meta:editing-duration>PT20S</meta:editing-duration>
    <meta:editing-cycles>1</meta:editing-cycles>
    <meta:document-statistic meta:table-count="3" meta:cell-count="160" meta:object-count="0"/>
    <meta:generator>OpenOffice/4.1.1$Unix OpenOffice.org_project/411m6$Build-9775</meta:generator>
    <meta:user-defined meta:name=""/>
  </office:meta>
</office:document-meta>
</file>